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font-name-asian="Arial Unicode MS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52cm" fo:margin-bottom="1.98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401</meta:generator>
    <dc:title>Padrão</dc:title>
    <meta:creation-date>2015-09-18T17:51:55.82</meta:creation-date>
    <dc:language>pt-BR</dc:language>
    <meta:editing-cycles>1</meta:editing-cycles>
    <meta:editing-duration>P0D</meta:editing-duration>
    <meta:initial-creator>Tribunal de Justiça </meta:initial-creator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  <meta:template xlink:type="simple" xlink:actuate="onRequest" xlink:title="Padrão" xlink:href="../../AppData/Roaming/LibreOffice/3/user/template/Padrão2.ott" meta:date="2015-09-18T17:51:55.63"/>
  </office:meta>
</office:document-meta>
</file>